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d799" officeooo:paragraph-rsid="0011d799"/>
    </style:style>
    <style:style style:name="P2" style:family="paragraph" style:parent-style-name="Standard" style:list-style-name="L1">
      <style:text-properties style:font-name="Arial" officeooo:rsid="0011d799" officeooo:paragraph-rsid="0011d799"/>
    </style:style>
    <style:style style:name="P3" style:family="paragraph" style:parent-style-name="Standard">
      <style:text-properties style:font-name="Arial" officeooo:rsid="001227a0" officeooo:paragraph-rsid="001227a0"/>
    </style:style>
    <style:style style:name="P4" style:family="paragraph" style:parent-style-name="Standard">
      <style:text-properties style:font-name="Arial" officeooo:rsid="001227a0" officeooo:paragraph-rsid="001362b5"/>
    </style:style>
    <style:style style:name="P5" style:family="paragraph" style:parent-style-name="Standard">
      <style:text-properties style:font-name="Arial" officeooo:rsid="001362b5" officeooo:paragraph-rsid="001362b5"/>
    </style:style>
    <style:style style:name="P6" style:family="paragraph" style:parent-style-name="Standard">
      <style:text-properties style:font-name="Arial" officeooo:rsid="001362b5" officeooo:paragraph-rsid="0014beb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62b5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27a0" style:font-style-asian="normal" style:font-style-complex="normal"/>
    </style:style>
    <style:style style:name="T5" style:family="text">
      <style:text-properties fo:font-style="normal" officeooo:rsid="001362b5" style:font-style-asian="normal" style:font-style-complex="normal"/>
    </style:style>
    <style:style style:name="T6" style:family="text">
      <style:text-properties fo:font-style="normal" officeooo:rsid="0014beba" style:font-style-asian="normal" style:font-style-complex="normal"/>
    </style:style>
    <style:style style:name="T7" style:family="text">
      <style:text-properties officeooo:rsid="001362b5"/>
    </style:style>
    <style:style style:name="T8" style:family="text">
      <style:text-properties officeooo:rsid="0014be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Porque utilizar linux como sistema operacional primário em ambientes domésticos</text:p>
      <text:p text:style-name="P1"/>
      <text:p text:style-name="P1">O uso de uma distribuição baseada no kernel o linux são muito populares entre programadores e empresas que executam suas aplicações em servidores, entretanto, as distribuições não se restringem apenas a ambientes corporativos, apresentando inúmeros <text:span text:style-name="T1">softwares </text:span><text:span text:style-name="T3">para reprodução de vídeos, músicas, suítes de escritório, jogos digitais e entre outros.</text:span></text:p>
      <text:p text:style-name="P1"><text:span text:style-name="T3"/></text:p>
      <text:p text:style-name="P1"><text:span text:style-name="T3">O principal ponto em que me baseio para recomendar uma distribuição linux para ambientes doméstico é a licença em que as “distros” possuem. Um exemplo de licença é a </text:span><text:span text:style-name="T1">GNU General Public License </text:span><text:span text:style-name="T3">(Licença pública geral GNU), idealizada pelo fundador do movimento de </text:span><text:span text:style-name="T1">software</text:span><text:span text:style-name="T3"> libre Richard Matthew Stallman. </text:span><text:span text:style-name="T4">A GPL baseia-se em quatro pilares:</text:span></text:p>
      <text:p text:style-name="P1"><text:span text:style-name="T4"/></text:p>
      <text:list xml:id="list1169449905" text:style-name="L1">
        <text:list-item>
          <text:p text:style-name="P2"><text:span text:style-name="T4">A liberdade de executar o programa, para qualquer propósito (liberdade nº 0)</text:span></text:p>
        </text:list-item>
        <text:list-item>
          <text:p text:style-name="P2"><text:span text:style-name="T4">A liberdade de estudar como o programa funciona e adaptá-lo às suas necessidades (liberdade nº 1). O acesso ao código-fonte é um pré-requisito para esta liberdade.</text:span></text:p>
        </text:list-item>
        <text:list-item>
          <text:p text:style-name="P2"><text:span text:style-name="T4">A liberdade de redistribuir cópias de modo que você possa ajudar ao seu próximo (liberdade nº 2).</text:span></text:p>
        </text:list-item>
        <text:list-item>
          <text:p text:style-name="P2">A liberdade de aperfeiçoar o programa e liberar os seus aperfeiçoamentos, de modo que toda a comunidade beneficie deles (liberdade nº 3). O acesso ao código-fonte é um pré-requisito para esta liberdade.</text:p>
        </text:list-item>
      </text:list>
      <text:p text:style-name="P1"/>
      <text:p text:style-name="P3"/>
      <text:p text:style-name="P4">O popular sistema operacional desenvolvido e distribuído pela Microsoft <text:s/>denominado Windows possuí uma licença diferente da GPL e, possuí um valor de venda. Infelizmente, usuários, empresas e até mesmo instituições de ensino utilizam o S.O. da Microsoft de forma ilegal, contribuindo diretamente para o avanço da pirataria, ação esta que é considerada criminosa, pois infringe princípios da licença de distribuição do <text:span text:style-name="T1">software</text:span><text:span text:style-name="T3">. </text:span>Diversas distribuidoras <text:span text:style-name="T7">que tem como base o kernel do linux</text:span> baseiam seus sistemas operacionais n<text:span text:style-name="T7">os </text:span>pilares <text:span text:style-name="T7">da GPL</text:span>, disponibilizando suas “distros” de forma gratuita para o usuários baixarem a utilizarem de todo o potencial que o sistema oferece <text:span text:style-name="T7">dentro da legislação.</text:span></text:p>
      <text:p text:style-name="P4"/>
      <text:p text:style-name="P6">Outro destaque das distribuições é que são <text:span text:style-name="T8">muito</text:span> seguras, <text:span text:style-name="T8">principalmente</text:span> quando comparada<text:span text:style-name="T8">s</text:span> ao <text:span text:style-name="T8">W</text:span>indows por exemplo, devido ao seu controle por senha que é acionado todas as vezes que o usuário precisa de algum tipo de permissão, seja para instalar ou executar um programa. <text:span text:style-name="T8">A instalação de programas no linux não é tão simples quando no concorrente, o que dificulta a instalação de programas estranho que vem escondidos. </text:span>Além do mais, como a maioria dos usuários utilizam, de forma ilegal, o S.O. da Microsoft, os populares <text:span text:style-name="T1">Cracker</text:span><text:span text:style-name="T3"> desenvolvem técnicas </text:span><text:span text:style-name="T6">de intrusão para roubo de dados</text:span><text:span text:style-name="T3"> e vírus </text:span><text:span text:style-name="T6">em maior quantidade para atingir estes usuários, que muita das vezes não atualizam seu sistema operacional por exemplo, para evitarem serem pegos pelo controle da empresa.</text:span></text:p>
      <text:p text:style-name="P5"/>
      <text:p text:style-name="P4"><text:span text:style-name="T7">Entretanto, as distribuições linux possuem finalidades diferentes, algumas são utilizadas especificamente para funcionarem em servidores, outras para testes de segurança e etc. O nosso foco será em distribuições fáceis de se utilizar, de boa aparência gráfica e com </text:span><text:span text:style-name="T2">softwares</text:span><text:span text:style-name="T5"> úteis no dia a dia, tornando a experiência do usuário agradável e convidativa. A distribuição escolhida para exemplificar um S.O. para ambientes domésticos é o Linux Mint, “distro” irlandesa que se destacada pela sua aparência e facilidade no uso. </text:span></text:p>
      <text:p text:style-name="P4"><text:span text:style-name="T5"/></text:p>
      <text:p text:style-name="P4"><text:soft-page-break/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20:42:44.943894999</meta:creation-date>
    <dc:date>2019-10-11T21:21:41.120272878</dc:date>
    <meta:editing-duration>PT5M5S</meta:editing-duration>
    <meta:editing-cycles>1</meta:editing-cycles>
    <meta:document-statistic meta:table-count="0" meta:image-count="0" meta:object-count="0" meta:page-count="2" meta:paragraph-count="10" meta:word-count="509" meta:character-count="3289" meta:non-whitespace-character-count="2792"/>
    <meta:generator>LibreOffice/6.0.7.3$Linux_X86_64 LibreOffice_project/00m0$Build-3</meta:generator>
  </office:meta>
</office:document-meta>
</file>